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998f" officeooo:paragraph-rsid="0018998f"/>
    </style:style>
    <style:style style:name="P2" style:family="paragraph" style:parent-style-name="Standard">
      <style:paragraph-properties fo:text-align="end" style:justify-single-word="false"/>
      <style:text-properties officeooo:rsid="0018998f" officeooo:paragraph-rsid="0018998f"/>
    </style:style>
    <style:style style:name="P3" style:family="paragraph" style:parent-style-name="Standard">
      <style:paragraph-properties fo:text-align="center" style:justify-single-word="false"/>
      <style:text-properties officeooo:rsid="0018998f" officeooo:paragraph-rsid="0018998f"/>
    </style:style>
    <style:style style:name="P4" style:family="paragraph" style:parent-style-name="Standard">
      <style:paragraph-properties fo:text-align="end" style:justify-single-word="false"/>
      <style:text-properties officeooo:rsid="001d9566" officeooo:paragraph-rsid="001d9566"/>
    </style:style>
    <style:style style:name="P5" style:family="paragraph" style:parent-style-name="Standard">
      <style:paragraph-properties fo:text-align="end" style:justify-single-word="false"/>
      <style:text-properties officeooo:rsid="0023e339" officeooo:paragraph-rsid="0023e339"/>
    </style:style>
    <style:style style:name="P6" style:family="paragraph" style:parent-style-name="Standard">
      <style:text-properties officeooo:rsid="001d9566" officeooo:paragraph-rsid="0018998f"/>
    </style:style>
    <style:style style:name="P7" style:family="paragraph" style:parent-style-name="Standard">
      <style:text-properties officeooo:rsid="001d9566" officeooo:paragraph-rsid="0026d674"/>
    </style:style>
    <style:style style:name="P8" style:family="paragraph" style:parent-style-name="Standard">
      <style:text-properties officeooo:rsid="001d9566" officeooo:paragraph-rsid="00284dd1"/>
    </style:style>
    <style:style style:name="P9" style:family="paragraph" style:parent-style-name="Standard">
      <style:paragraph-properties fo:break-before="page"/>
      <style:text-properties officeooo:rsid="001d9566" officeooo:paragraph-rsid="0026d674"/>
    </style:style>
    <style:style style:name="P10" style:family="paragraph" style:parent-style-name="Standard">
      <style:paragraph-properties fo:break-before="page"/>
      <style:text-properties officeooo:rsid="001d9566" officeooo:paragraph-rsid="0018998f"/>
    </style:style>
    <style:style style:name="P11" style:family="paragraph" style:parent-style-name="Standard">
      <style:paragraph-properties fo:break-before="page"/>
      <style:text-properties officeooo:rsid="001d9566" officeooo:paragraph-rsid="00284dd1"/>
    </style:style>
    <style:style style:name="T1" style:family="text">
      <style:text-properties officeooo:rsid="001d9566"/>
    </style:style>
    <style:style style:name="T2" style:family="text">
      <style:text-properties officeooo:rsid="00243673"/>
    </style:style>
    <style:style style:name="T3" style:family="text">
      <style:text-properties officeooo:rsid="00250c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0<text:span text:style-name="T3">4</text:span> de <text:span text:style-name="T3">Noviembre</text:span> 2018</text:p>
      <text:p text:style-name="P2"/>
      <text:p text:style-name="P2">Francisco Javier <text:span text:style-name="T2">Sánchez</text:span> Temprano <text:span text:style-name="T1">#6481</text:span></text:p>
      <text:p text:style-name="P2"/>
      <text:p text:style-name="P5">LMSXI</text:p>
      <text:p text:style-name="P2"/>
      <text:p text:style-name="P2"/>
      <text:p text:style-name="P3"><text:span text:style-name="T2">Boletín</text:span> <text:span text:style-name="T3">7</text:span></text:p>
      <text:p text:style-name="P1"/>
      <text:p text:style-name="P6">1- Definir un documento XML que ofrezca un listado de 1 o más editoriales, donde cada editorial presenta la siguiente información: nombre, dirección, email, página, teléfono y fax. Definir su correspondiente DTD y construir el fichero XML válido con respecto a éste.</text:p>
      <text:p text:style-name="P6"/>
      <text:p text:style-name="P6">&lt;?xml version="1.0" encoding="UTF-8"?&gt;</text:p>
      <text:p text:style-name="P6">&lt;!DOCTYPE editoriales[</text:p>
      <text:p text:style-name="P6">&lt;!ELEMENT editoriales (editorial*)&gt;</text:p>
      <text:p text:style-name="P6">&lt;!ELEMENT editorial (nombre, direccion, email, pagina, telefono, fax)&gt;</text:p>
      <text:p text:style-name="P6">&lt;!ELEMENT nombre (#PCDATA)&gt;</text:p>
      <text:p text:style-name="P6">&lt;!ELEMENT direccion (#PCDATA)&gt;</text:p>
      <text:p text:style-name="P6">&lt;!ELEMENT email (#PCDATA)&gt;</text:p>
      <text:p text:style-name="P6">&lt;!ELEMENT pagina (#PCDATA)&gt;</text:p>
      <text:p text:style-name="P6">&lt;!ELEMENT telefono (#PCDATA)&gt;</text:p>
      <text:p text:style-name="P6">&lt;!ELEMENT fax (#PCDATA)&gt;</text:p>
      <text:p text:style-name="P6">]&gt;</text:p>
      <text:p text:style-name="P6">&lt;editoriales&gt;</text:p>
      <text:p text:style-name="P6">&lt;editorial&gt;</text:p>
      <text:p text:style-name="P6">&lt;nombre&gt;Editorial &lt;/nombre&gt;</text:p>
      <text:p text:style-name="P6">&lt;direccion&gt;Calle&lt;/direccion&gt;</text:p>
      <text:p text:style-name="P6">&lt;email&gt;correo&lt;/email&gt;</text:p>
      <text:p text:style-name="P6">&lt;pagina&gt;web&lt;/pagina&gt;</text:p>
      <text:p text:style-name="P6">&lt;telefono&gt;132&lt;/telefono&gt;</text:p>
      <text:p text:style-name="P6">&lt;fax&gt;321&lt;/fax&gt;</text:p>
      <text:p text:style-name="P6">&lt;/editorial&gt;</text:p>
      <text:p text:style-name="P6">&lt;editorial&gt;</text:p>
      <text:p text:style-name="P6">&lt;nombre&gt;Editorial 2&lt;/nombre&gt;</text:p>
      <text:p text:style-name="P6">&lt;direccion&gt;Calle&lt;/direccion&gt;</text:p>
      <text:p text:style-name="P6">&lt;email&gt;correo&lt;/email&gt;</text:p>
      <text:p text:style-name="P6">&lt;pagina&gt;web&lt;/pagina&gt;</text:p>
      <text:p text:style-name="P6">&lt;telefono&gt;132&lt;/telefono&gt;</text:p>
      <text:p text:style-name="P6">&lt;fax&gt;321&lt;/fax&gt;</text:p>
      <text:p text:style-name="P6">&lt;/editorial&gt;</text:p>
      <text:p text:style-name="P6">&lt;/editoriales&gt;</text:p>
      <text:p text:style-name="P6"/>
      <text:p text:style-name="P6"/>
      <text:p text:style-name="P7"><text:line-break/></text:p>
      <text:p text:style-name="P9">2- Definir el correspondiente DTD para el siguiente documento XML:</text:p>
      <text:p text:style-name="P6"/>
      <text:p text:style-name="P6"/>
      <text:p text:style-name="P6">&lt;?xml version="1.0" encoding="UTF-8"?&gt;</text:p>
      <text:p text:style-name="P6">&lt;!DOCTYPE libro[</text:p>
      <text:p text:style-name="P6">&lt;!ELEMENT libro (titulo, disponible, autor, formato, publicacion, precio, descuento, enlacelibro)&gt;</text:p>
      <text:p text:style-name="P6">&lt;!ELEMENT titulo (#PCDATA)&gt;</text:p>
      <text:p text:style-name="P6">&lt;!ELEMENT autor (#PCDATA)&gt;</text:p>
      <text:p text:style-name="P6">&lt;!ELEMENT formato (#PCDATA)&gt;</text:p>
      <text:p text:style-name="P6">&lt;!ELEMENT publicacion (#PCDATA)&gt;</text:p>
      <text:p text:style-name="P6">&lt;!ELEMENT disponible EMPTY&gt;</text:p>
      <text:p text:style-name="P6">&lt;!ATTLIST disponible tiempo NMTOKEN #REQUIRED&gt;</text:p>
      <text:p text:style-name="P6">&lt;!ATTLIST disponible unidad CDATA #REQUIRED&gt;</text:p>
      <text:p text:style-name="P6">&lt;!ELEMENT precio EMPTY&gt;</text:p>
      <text:p text:style-name="P6">&lt;!ATTLIST precio cantidad NMTOKEN #REQUIRED&gt;</text:p>
      <text:p text:style-name="P6">&lt;!ATTLIST precio moneda CDATA #REQUIRED&gt;</text:p>
      <text:p text:style-name="P6">&lt;!ELEMENT descuento EMPTY&gt;</text:p>
      <text:p text:style-name="P6">&lt;!ATTLIST descuento cantidad NMTOKEN #REQUIRED&gt;</text:p>
      <text:p text:style-name="P6">&lt;!ELEMENT enlacelibro EMPTY&gt;</text:p>
      <text:p text:style-name="P6">&lt;!ATTLIST enlacelibro href CDATA #REQUIRED&gt;</text:p>
      <text:p text:style-name="P6"/>
      <text:p text:style-name="P6">&lt;!ELEMENT fax (#PCDATA)&gt;</text:p>
      <text:p text:style-name="P6">]&gt;</text:p>
      <text:p text:style-name="P6">&lt;libro&gt;</text:p>
      <text:p text:style-name="P6">&lt;titulo&gt; Cien años de soledad &lt;/titulo&gt;</text:p>
      <text:p text:style-name="P6">&lt;disponible tiempo="24" unidad="horas"/&gt;</text:p>
      <text:p text:style-name="P6">&lt;autor&gt; Gabriel García Márquez &lt;/autor&gt;</text:p>
      <text:p text:style-name="P6">&lt;formato&gt; Rústica &lt;/formato&gt;</text:p>
      <text:p text:style-name="P6">&lt;publicacion&gt;1967 &lt;/publicacion&gt;</text:p>
      <text:p text:style-name="P6">&lt;precio cantidad="9.99" moneda="euro"/&gt;</text:p>
      <text:p text:style-name="P6">&lt;descuento cantidad="5"/&gt;</text:p>
      <text:p text:style-name="P6">&lt;enlacelibro href="/exec/ISBN/84-473-0619-4"/&gt;</text:p>
      <text:p text:style-name="P6">&lt;/libro&gt;</text:p>
      <text:p text:style-name="P6"/>
      <text:p text:style-name="P10">3- Definir el correspondiente DTD para el siguiente documento XML:</text:p>
      <text:p text:style-name="P6"/>
      <text:p text:style-name="P6"/>
      <text:p text:style-name="P6"/>
      <text:p text:style-name="P6">&lt;?xml version="1.0" encoding="UTF-8"?&gt;</text:p>
      <text:p text:style-name="P6">&lt;!DOCTYPE clinicas[</text:p>
      <text:p text:style-name="P6">&lt;!ELEMENT clinicas (clinica*)&gt;</text:p>
      <text:p text:style-name="P6">&lt;!ELEMENT clinica (cita*)&gt;</text:p>
      <text:p text:style-name="P6">&lt;!ATTLIST clinica nombre CDATA #REQUIRED&gt;</text:p>
      <text:p text:style-name="P6">&lt;!ELEMENT cita (medico, paciente)&gt;</text:p>
      <text:p text:style-name="P6">&lt;!ATTLIST cita fecha CDATA #REQUIRED&gt;</text:p>
      <text:p text:style-name="P6">&lt;!ELEMENT medico (especialidad)&gt;</text:p>
      <text:p text:style-name="P6">&lt;!ATTLIST medico nif NMTOKEN #REQUIRED&gt;</text:p>
      <text:p text:style-name="P6">&lt;!ATTLIST medico nombre CDATA #REQUIRED&gt;</text:p>
      <text:p text:style-name="P6">&lt;!ATTLIST medico apellidos CDATA #REQUIRED&gt;</text:p>
      <text:p text:style-name="P6">&lt;!ELEMENT especialidad (#PCDATA)&gt;</text:p>
      <text:p text:style-name="P6">&lt;!ELEMENT paciente (diagnostico)&gt;</text:p>
      <text:p text:style-name="P6">&lt;!ATTLIST paciente nif NMTOKEN #REQUIRED&gt;</text:p>
      <text:p text:style-name="P6">&lt;!ATTLIST paciente nombre CDATA #REQUIRED&gt;</text:p>
      <text:p text:style-name="P6">&lt;!ELEMENT diagnostico (#PCDATA)&gt;</text:p>
      <text:p text:style-name="P6">]&gt;</text:p>
      <text:p text:style-name="P6"/>
      <text:p text:style-name="P6">&lt;clinicas&gt;</text:p>
      <text:p text:style-name="P6">&lt;clinica nombre ="vista hermosa"&gt;</text:p>
      <text:p text:style-name="P6">&lt;cita fecha="10/10/2010"&gt;</text:p>
      <text:p text:style-name="P6">&lt;medico nif="d16345665465" nombre="pepe" apellidos="moreno"&gt;</text:p>
      <text:p text:style-name="P6">&lt;especialidad&gt;traumatologia&lt;/especialidad&gt;</text:p>
      <text:p text:style-name="P6">&lt;/medico&gt;</text:p>
      <text:p text:style-name="P6">&lt;paciente nif="100000001A" nombre="Drenthe"&gt;</text:p>
      <text:p text:style-name="P6">&lt;diagnostico&gt;ulcera de estómago&lt;/diagnostico&gt;</text:p>
      <text:p text:style-name="P6">&lt;/paciente&gt;</text:p>
      <text:p text:style-name="P6">&lt;/cita&gt;</text:p>
      <text:p text:style-name="P6">&lt;cita fecha="12/10/2010"&gt;</text:p>
      <text:p text:style-name="P6">&lt;medico nif="5258020000B" nombre="luis" apellidos="moreno"&gt;</text:p>
      <text:p text:style-name="P6">&lt;especialidad&gt;traumatologia&lt;/especialidad&gt;</text:p>
      <text:p text:style-name="P6">&lt;/medico&gt;</text:p>
      <text:p text:style-name="P6">&lt;paciente nif="d00000002A" nombre="Mujer de Drenthe"&gt;</text:p>
      <text:p text:style-name="P6">&lt;diagnostico&gt;parto&lt;/diagnostico&gt;</text:p>
      <text:p text:style-name="P6">&lt;/paciente&gt;</text:p>
      <text:p text:style-name="P6">&lt;/cita&gt;</text:p>
      <text:p text:style-name="P6">&lt;/clinica&gt;</text:p>
      <text:p text:style-name="P6">&lt;/clinicas&gt;</text:p>
      <text:p text:style-name="P11">4- Definir un DTD y su correspondiente fichero XML válido con respecto a éste que almacene la siguiente información para los elementos de la tabla periódica: </text:p>
      <text:p text:style-name="P8">Listado de uno o más átomos, donde cada átomo: </text:p>
      <text:p text:style-name="P8">• Tiene un atributo estado. </text:p>
      <text:p text:style-name="P8">• Un elemento nombre. </text:p>
      <text:p text:style-name="P8">• Un elemento símbolo. </text:p>
      <text:p text:style-name="P8">• Un elemento número atómico. </text:p>
      <text:p text:style-name="P8">• Un elemento peso atómico. </text:p>
      <text:p text:style-name="P8">• Un elemento punto de ebullición con un atributo unidades, </text:p>
      <text:p text:style-name="P8">• Un elemento punto de fusión con un atributo unidades</text:p>
      <text:p text:style-name="P8"/>
      <text:p text:style-name="P8">&lt;?xml version="1.0" encoding="UTF-8"?&gt;</text:p>
      <text:p text:style-name="P8">&lt;!DOCTYPE elementos[</text:p>
      <text:p text:style-name="P8">&lt;!ELEMENT elementos (elemento*)&gt;</text:p>
      <text:p text:style-name="P8">&lt;!ELEMENT elemento (nombre, simbolo, numeroatomico, pesoatomico, ebullicion, fusion)&gt;</text:p>
      <text:p text:style-name="P8">&lt;!ATTLIST elemento estado CDATA #REQUIRED&gt;</text:p>
      <text:p text:style-name="P8">&lt;!ELEMENT nombre (#PCDATA)&gt;</text:p>
      <text:p text:style-name="P8">&lt;!ELEMENT simbolo (#PCDATA)&gt;</text:p>
      <text:p text:style-name="P8">&lt;!ELEMENT numeroatomico (#PCDATA)&gt;</text:p>
      <text:p text:style-name="P8">&lt;!ELEMENT pesoatomico (#PCDATA)&gt;</text:p>
      <text:p text:style-name="P8">&lt;!ELEMENT ebullicion (#PCDATA)&gt;</text:p>
      <text:p text:style-name="P8">&lt;!ATTLIST ebullicion unidades CDATA #REQUIRED&gt;</text:p>
      <text:p text:style-name="P8">&lt;!ELEMENT fusion (#PCDATA)&gt;</text:p>
      <text:p text:style-name="P8">&lt;!ATTLIST fusion unidades CDATA #REQUIRED&gt;</text:p>
      <text:p text:style-name="P8">]&gt;</text:p>
      <text:p text:style-name="P8"/>
      <text:p text:style-name="P8">&lt;elementos&gt;</text:p>
      <text:p text:style-name="P8">&lt;elemento estado="gas"&gt;</text:p>
      <text:p text:style-name="P8">&lt;nombre&gt;Hidrogeno&lt;/nombre&gt;</text:p>
      <text:p text:style-name="P8">&lt;simbolo&gt;H&lt;/simbolo&gt;</text:p>
      <text:p text:style-name="P8">&lt;numeroatomico&gt;1&lt;/numeroatomico&gt;</text:p>
      <text:p text:style-name="P8">&lt;pesoatomico&gt;1.008&lt;/pesoatomico&gt;</text:p>
      <text:p text:style-name="P8">&lt;ebullicion unidades="C"&gt;-253&lt;/ebullicion&gt;</text:p>
      <text:p text:style-name="P8">&lt;fusion unidades="C"&gt;-259&lt;/fusion&gt;</text:p>
      <text:p text:style-name="P8">&lt;/elemento&gt;</text:p>
      <text:p text:style-name="P8">&lt;elemento estado="solido"&gt;</text:p>
      <text:p text:style-name="P8">&lt;nombre&gt;Carbon&lt;/nombre&gt;</text:p>
      <text:p text:style-name="P8">&lt;simbolo&gt;C&lt;/simbolo&gt;</text:p>
      <text:p text:style-name="P8">&lt;numeroatomico&gt;6&lt;/numeroatomico&gt;</text:p>
      <text:p text:style-name="P8">&lt;pesoatomico&gt;12.01&lt;/pesoatomico&gt;</text:p>
      <text:p text:style-name="P8">&lt;ebullicion unidades="K"&gt;5100&lt;/ebullicion&gt;</text:p>
      <text:p text:style-name="P8">&lt;fusion unidades="K"&gt;3823&lt;/fusion&gt;</text:p>
      <text:p text:style-name="P8">&lt;/elemento&gt;</text:p>
      <text:p text:style-name="P8">&lt;elemento estado="liquido"&gt;</text:p>
      <text:p text:style-name="P8">&lt;nombre&gt;Mercurio&lt;/nombre&gt;</text:p>
      <text:p text:style-name="P8">&lt;simbolo&gt;Hg&lt;/simbolo&gt;</text:p>
      <text:p text:style-name="P8">&lt;numeroatomico&gt;80&lt;/numeroatomico&gt;</text:p>
      <text:p text:style-name="P8">&lt;pesoatomico&gt;200.59&lt;/pesoatomico&gt;</text:p>
      <text:p text:style-name="P8">&lt;ebullicion unidades="C"&gt;357&lt;/ebullicion&gt;</text:p>
      <text:p text:style-name="P8">&lt;fusion unidades="C"&gt;-39&lt;/fusion&gt;</text:p>
      <text:p text:style-name="P8">&lt;/elemento&gt;</text:p>
      <text:p text:style-name="P8">&lt;/elemento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1:48:43.446078099</meta:creation-date>
    <meta:editing-duration>PT27M1S</meta:editing-duration>
    <meta:editing-cycles>9</meta:editing-cycles>
    <meta:generator>LibreOffice/6.0.3.2$Linux_X86_64 LibreOffice_project/00m0$Build-2</meta:generator>
    <dc:date>2018-11-05T10:40:42.497589449</dc:date>
    <meta:document-statistic meta:table-count="0" meta:image-count="0" meta:object-count="0" meta:page-count="4" meta:paragraph-count="152" meta:word-count="495" meta:character-count="4836" meta:non-whitespace-character-count="4483"/>
  </office:meta>
</office:document-meta>
</file>